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4A000006490000019A3460A70B.svm" manifest:media-type=""/>
  <manifest:file-entry manifest:full-path="Pictures/2000004A000006490000019AF3A808CE.svm" manifest:media-type=""/>
  <manifest:file-entry manifest:full-path="Pictures/20000012000001590000012C1B2DCA11.svm" manifest:media-type=""/>
  <manifest:file-entry manifest:full-path="Pictures/200000120000014F00000127EE2A4D5C.svm" manifest:media-type=""/>
  <manifest:file-entry manifest:full-path="Pictures/2000005200000649000001A88B01FF7C.svm" manifest:media-type=""/>
  <manifest:file-entry manifest:full-path="Pictures/2000000A000000C7000000FAD57FA828.svm" manifest:media-type=""/>
  <manifest:file-entry manifest:full-path="Pictures/200000120000015600000127BEC12B70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TexMathsArgs="14§display§g^G(U_1, U_2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U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U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U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g^G(U_2, U_3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J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TexMathsArgs="14§display§g^G(U_3, \hat{U}_3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102cm" svg:stroke-color="#8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0.889cm" svg:x="1.127cm" svg:y="2.1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0.889cm" svg:x="3.54cm" svg:y="2.1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0.889cm" svg:x="5.953cm" svg:y="2.1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8.493cm" svg:y="1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032cm" svg:y1="3.672cm" svg:x2="4.429cm" svg:y2="3.672cm">
          <text:p/>
        </draw:line>
        <draw:line draw:style-name="gr3" draw:text-style-name="P1" draw:layer="layout" svg:x1="5.318cm" svg:y1="3.672cm" svg:x2="6.715cm" svg:y2="3.672cm">
          <text:p/>
        </draw:line>
        <draw:line draw:style-name="gr3" draw:text-style-name="P1" draw:layer="layout" svg:x1="7.731cm" svg:y1="3.672cm" svg:x2="9.128cm" svg:y2="3.672cm">
          <text:p/>
        </draw:line>
        <draw:frame draw:style-name="gr4" draw:text-style-name="P1" draw:layer="layout" svg:width="2.251cm" svg:height="0.571cm" svg:x="2.27cm" svg:y="3.99cm">
          <draw:image xlink:href="Pictures/2000004A000006490000019AF3A808CE.svm" xlink:type="simple" xlink:show="embed" xlink:actuate="onLoad">
            <text:p/>
          </draw:image>
        </draw:frame>
        <draw:frame draw:style-name="gr5" draw:text-style-name="P1" draw:layer="layout" svg:width="0.468cm" svg:height="0.412cm" svg:x="2.27cm" svg:y="2.402cm">
          <draw:image xlink:href="Pictures/200000120000014F00000127EE2A4D5C.svm" xlink:type="simple" xlink:show="embed" xlink:actuate="onLoad">
            <text:p/>
          </draw:image>
        </draw:frame>
        <draw:frame draw:style-name="gr6" draw:text-style-name="P1" draw:layer="layout" svg:width="0.477cm" svg:height="0.412cm" svg:x="4.469cm" svg:y="2.402cm">
          <draw:image xlink:href="Pictures/200000120000015600000127BEC12B70.svm" xlink:type="simple" xlink:show="embed" xlink:actuate="onLoad">
            <text:p/>
          </draw:image>
        </draw:frame>
        <draw:frame draw:style-name="gr7" draw:text-style-name="P1" draw:layer="layout" svg:width="0.482cm" svg:height="0.419cm" svg:x="6.969cm" svg:y="2.402cm">
          <draw:image xlink:href="Pictures/20000012000001590000012C1B2DCA11.svm" xlink:type="simple" xlink:show="embed" xlink:actuate="onLoad">
            <text:p/>
          </draw:image>
        </draw:frame>
        <draw:frame draw:style-name="gr8" draw:text-style-name="P1" draw:layer="layout" svg:width="2.251cm" svg:height="0.571cm" svg:x="5.064cm" svg:y="4.053cm">
          <draw:image xlink:href="Pictures/2000004A000006490000019A3460A70B.svm" xlink:type="simple" xlink:show="embed" xlink:actuate="onLoad">
            <text:p/>
          </draw:image>
        </draw:frame>
        <draw:frame draw:style-name="gr9" draw:text-style-name="P1" draw:layer="layout" svg:width="0.277cm" svg:height="0.349cm" svg:x="9.128cm" svg:y="2.529cm">
          <draw:image xlink:href="Pictures/2000000A000000C7000000FAD57FA828.svm" xlink:type="simple" xlink:show="embed" xlink:actuate="onLoad">
            <text:p/>
          </draw:image>
        </draw:frame>
        <draw:custom-shape draw:style-name="gr10" draw:text-style-name="P1" draw:layer="layout" svg:width="5.08cm" svg:height="0.635cm" draw:transform="rotate (0.213802833369305) translate (9.998cm 2.03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5.08cm" svg:height="0.635cm" draw:transform="rotate (-0.255865268342369) translate (10.178cm 2.783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" draw:layer="layout" svg:width="2.251cm" svg:height="0.592cm" svg:x="7.893cm" svg:y="4.053cm">
          <draw:image xlink:href="Pictures/2000005200000649000001A88B01FF7C.svm" xlink:type="simple" xlink:show="embed" xlink:actuate="onLoad">
            <text:p/>
          </draw:image>
        </draw:frame>
        <draw:line draw:style-name="gr12" draw:text-style-name="P1" draw:layer="layout" svg:x1="11.922cm" svg:y1="4.302cm" svg:x2="10.017cm" svg:y2="4.3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5.7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4-11T00:42:28</meta:creation-date>
    <dc:date>2013-04-11T01:17:00</dc:date>
    <dc:creator>Jack Reilly</dc:creator>
    <meta:editing-duration>PT23M11S</meta:editing-duration>
    <meta:editing-cycles>3</meta:editing-cycles>
    <meta:generator>LibreOffice/3.6$MacOSX_x86 LibreOffice_project/2ef5aff-a6fb0ff-166bdff-cf087ad-0f1389</meta:generator>
    <meta:document-statistic meta:object-count="17"/>
  </office:meta>
</office:document-meta>
</file>